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2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11.776cm"/>
    </style:style>
    <style:style style:name="co4" style:family="table-column">
      <style:table-column-properties fo:break-before="auto" style:column-width="10.605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nano_shi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*[.F2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1,C2,C4,C5,C6,C7,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.23</text:p>
          </table:table-cell>
          <table:table-cell table:formula="of:=[.E3]*[.F3]" office:value-type="float" office:value="1.61" calcext:value-type="float">
            <text:p>1.61</text:p>
          </table:table-cell>
          <table:table-cell office:value-type="string" calcext:value-type="string">
            <text:p><text:a xlink:href="https://www.digikey.ca/en/products/detail/murata-electronics/GCJ21BR72A104KA01L/2786665" xlink:type="simple">https://www.digikey.ca/en/products/detail/murata-electronics/GCJ21BR72A104KA01L/2786665</text:a>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u 25V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table:formula="of:=[.E4]*[.F4]" office:value-type="float" office:value="0.62" calcext:value-type="float">
            <text:p>0.62</text:p>
          </table:table-cell>
          <table:table-cell table:style-name="ce3" office:value-type="string" calcext:value-type="string">
            <text:p><text:a xlink:href="https://www.digikey.ca/en/products/detail/panasonic-electronic-components/EEE-HC1E470XP/672769" xlink:type="simple">https://www.digikey.ca/en/products/detail/panasonic-electronic-components/EEE-HC1E470XP/672769</text:a>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http://www.vishay.com/docs/88503/1n4001.pdf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E5]*[.F5]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a/en/products/detail/smc-diode-solutions/1N4007FL/11657817" xlink:type="simple">https://www.digikey.ca/en/products/detail/smc-diode-solutions/1N4007FL/11657817</text:a></text:p>
          </table:table-cell>
        </table:table-row>
        <table:table-row table:style-name="ro1">
          <table:table-cell office:value-type="string" calcext:value-type="string">
            <text:p>J1,J2,J3,J4,J8,J9,J10,J11,J14,J15,J16,J17,J27,J28,J31,J32,J35,J36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Proto:PinHeader_1x04_P2.54mm_Vertical_TightCY</text:p>
          </table:table-cell>
          <table:table-cell office:value-type="string" calcext:value-type="string">
            <text:p>~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E6]*[.F6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5,J33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4Ucon:TerminalBlock_4Ucon_1x02_P3.50mm_Horizontal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6,J13,J19,J22,J23,J25,J26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Proto:PinHeader_1x02_P2.54mm_Vertical_TightCY</text:p>
          </table:table-cell>
          <table:table-cell office:value-type="string" calcext:value-type="string">
            <text:p>~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[.E9]*[.F9]" office:value-type="float" office:value="0.64" calcext:value-type="float">
            <text:p>0.64</text:p>
          </table:table-cell>
          <table:table-cell office:value-type="string" calcext:value-type="string">
            <text:p><text:a xlink:href="https://www.digikey.ca/en/products/detail/same-sky-formerly-cui-devices/PJ-002AH/408446" xlink:type="simple">https://www.digikey.ca/en/products/detail/same-sky-formerly-cui-devices/PJ-002AH/408446</text:a></text:p>
          </table:table-cell>
        </table:table-row>
        <table:table-row table:style-name="ro1">
          <table:table-cell office:value-type="string" calcext:value-type="string">
            <text:p>J12,J18,J20,J29</text:p>
          </table:table-cell>
          <table:table-cell office:value-type="string" calcext:value-type="string">
            <text:p>Conn_01x08_Socket</text:p>
          </table:table-cell>
          <table:table-cell office:value-type="string" calcext:value-type="string">
            <text:p>Proto:PinSocket_1x08_P2.54mm_Vertical_TightCY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0]*[.F10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21,J24,J30,J34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Proto:PinHeader_1x05_P2.54mm_Vertical_TightCY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]*[.F11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2]*[.F12]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a/en/products/detail/vishay-dale/CRCW08051K00FKEA/1175637" xlink:type="simple">https://www.digikey.ca/en/products/detail/vishay-dale/CRCW08051K00FKEA/1175637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3]*[.F13]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a/en/products/detail/vishay-dale/CRCW080510K0FKEA/1175751" xlink:type="simple">https://www.digikey.ca/en/products/detail/vishay-dale/CRCW080510K0FKEA/1175751</text:a>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SW_Slide_DPDT</text:p>
          </table:table-cell>
          <table:table-cell office:value-type="string" calcext:value-type="string">
            <text:p>Button_Switch_SMD:SW_DPDT_CK_JS202011JCQN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table:formula="of:=[.E14]*[.F14]" office:value-type="float" office:value="1.68" calcext:value-type="float">
            <text:p>1.68</text:p>
          </table:table-cell>
          <table:table-cell office:value-type="string" calcext:value-type="string">
            <text:p><text:a xlink:href="https://www.digikey.ca/en/products/detail/c-k/JS202011JCQN/6137630" xlink:type="simple">https://www.digikey.ca/en/products/detail/c-k/JS202011JCQN/6137630</text:a>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TOTAL</text:p>
          </table:table-cell>
          <table:table-cell table:formula="of:=SUM([.G2:.G14])" office:value-type="float" office:value="4.88" calcext:value-type="float">
            <text:p>4.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ate>2025-11-25T14:32:49.589525300</dc:date>
    <meta:editing-duration>PT14M41S</meta:editing-duration>
    <meta:editing-cycles>3</meta:editing-cycles>
    <meta:document-statistic meta:table-count="1" meta:cell-count="114" meta:object-count="0"/>
  </office:meta>
</office:document-meta>
</file>